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6" calcext:value-type="float">
            <text:p>1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6" calcext:value-type="float">
            <text:p>1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6" calcext:value-type="float">
            <text:p>1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6" calcext:value-type="float">
            <text:p>1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6" calcext:value-type="float">
            <text:p>1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6" calcext:value-type="float">
            <text:p>1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6" calcext:value-type="float">
            <text:p>1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6" calcext:value-type="float">
            <text:p>1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6" calcext:value-type="float">
            <text:p>1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2" calcext:value-type="date">
            <text:p>02/02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3" calcext:value-type="date">
            <text:p>03/02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4" calcext:value-type="date">
            <text:p>04/02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08:4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5" calcext:value-type="date">
            <text:p>05/02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6" calcext:value-type="date">
            <text:p>06/02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7" calcext:value-type="date">
            <text:p>07/02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8" calcext:value-type="date">
            <text:p>08/02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09" calcext:value-type="date">
            <text:p>09/02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0" calcext:value-type="date">
            <text:p>10/02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1" calcext:value-type="date">
            <text:p>11/02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17:35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2" calcext:value-type="date">
            <text:p>12/02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3" calcext:value-type="date">
            <text:p>13/02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4" calcext:value-type="date">
            <text:p>14/02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5" calcext:value-type="date">
            <text:p>15/02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6" calcext:value-type="date">
            <text:p>16/02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05:35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09:11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7" calcext:value-type="date">
            <text:p>17/02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8" calcext:value-type="date">
            <text:p>18/02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19" calcext:value-type="date">
            <text:p>19/02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0" calcext:value-type="date">
            <text:p>20/02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1" calcext:value-type="date" table:number-columns-spanned="1" table:number-rows-spanned="47">
            <text:p>21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0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1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1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2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 table:style-name="Default"/>
          <table:table-cell table:style-name="ce4" office:value-type="string" calcext:value-type="string">
            <text:p>02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3:0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3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4:30</text:p>
          </table:table-cell>
          <table:table-cell table:style-name="ce6" office:value-type="float" office:value="17" calcext:value-type="float">
            <text:p>1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5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5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6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6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7:0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7:30</text:p>
          </table:table-cell>
          <table:table-cell table:style-name="ce6" office:value-type="float" office:value="18" calcext:value-type="float">
            <text:p>1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8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8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9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9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0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0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1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1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2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2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3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3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4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4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5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5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6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6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7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7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8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8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9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9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0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0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1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1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2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2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3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3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2" calcext:value-type="date" table:number-columns-spanned="1" table:number-rows-spanned="47">
            <text:p>22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0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1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1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 table:style-name="Default"/>
          <table:table-cell table:style-name="ce4" office:value-type="string" calcext:value-type="string">
            <text:p>02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3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3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4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4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5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5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6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6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7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7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8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8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9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9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0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0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1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1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2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2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3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3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4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4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5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5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6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6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7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8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8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9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9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0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0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1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1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2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2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3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3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3" calcext:value-type="date" table:number-columns-spanned="1" table:number-rows-spanned="48">
            <text:p>23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0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1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1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2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 table:style-name="Default"/>
          <table:table-cell table:style-name="ce4" office:value-type="string" calcext:value-type="string">
            <text:p>02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3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3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4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4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5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5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6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6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7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7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8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8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9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9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0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0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1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1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2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2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3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3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4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4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5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5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6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6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7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8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8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9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9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0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0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1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1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2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2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3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 table:style-name="Default"/>
          <table:table-cell table:style-name="ce4" office:value-type="string" calcext:value-type="string">
            <text:p>23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4" calcext:value-type="date" table:number-columns-spanned="1" table:number-rows-spanned="46">
            <text:p>24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0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1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1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2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2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 table:style-name="Default"/>
          <table:table-cell table:style-name="ce4" office:value-type="string" calcext:value-type="string">
            <text:p>03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3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4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4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5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5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6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6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7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7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8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8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9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9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0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0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1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1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2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2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3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3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4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4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5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5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6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6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7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9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9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0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0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1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1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2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2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3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3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5" calcext:value-type="date" table:number-columns-spanned="1" table:number-rows-spanned="48">
            <text:p>25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 table:style-name="Default"/>
          <table:table-cell table:style-name="ce4" office:value-type="string" calcext:value-type="string">
            <text:p>00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1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1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2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2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3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3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4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4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5:0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5:30</text:p>
          </table:table-cell>
          <table:table-cell table:style-name="ce6" office:value-type="float" office:value="20" calcext:value-type="float">
            <text:p>2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6:0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6:30</text:p>
          </table:table-cell>
          <table:table-cell table:style-name="ce6" office:value-type="float" office:value="19" calcext:value-type="float">
            <text:p>1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7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7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8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8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9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9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0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0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1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1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2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2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3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3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4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4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5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5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6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6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7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8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8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9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9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0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0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1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1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2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2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3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 table:style-name="Default"/>
          <table:table-cell table:style-name="ce4" office:value-type="string" calcext:value-type="string">
            <text:p>23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6" calcext:value-type="date" table:number-columns-spanned="1" table:number-rows-spanned="48">
            <text:p>26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0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1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1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2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2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3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3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4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 table:style-name="Default"/>
          <table:table-cell table:style-name="ce4" office:value-type="string" calcext:value-type="string">
            <text:p>04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5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5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6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6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7:0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7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8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8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9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9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0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0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1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1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2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2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3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3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4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4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5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5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6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6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7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7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8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8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9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9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0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0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1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1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 table:style-name="Default"/>
          <table:table-cell table:style-name="ce4" office:value-type="string" calcext:value-type="string">
            <text:p>22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2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3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3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7" calcext:value-type="date" table:number-columns-spanned="1" table:number-rows-spanned="48">
            <text:p>27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0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1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1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2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2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3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3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4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4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5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5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6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6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7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7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8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8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9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9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0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0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1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1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2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2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3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3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4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4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5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5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6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6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7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7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8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8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9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9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0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0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1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1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 table:style-name="ce1"/>
          <table:table-cell table:style-name="ce4" office:value-type="string" calcext:value-type="string">
            <text:p>22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2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3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3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02-28" calcext:value-type="date" table:number-columns-spanned="1" table:number-rows-spanned="48">
            <text:p>28/02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0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1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1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 table:style-name="Default"/>
          <table:table-cell table:style-name="ce4" office:value-type="string" calcext:value-type="string">
            <text:p>02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2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3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3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4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4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5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5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6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6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7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7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8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8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9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09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0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0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1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1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2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2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3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3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4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4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5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5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6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6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7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7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8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8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9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19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0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0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1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1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 table:style-name="ce1"/>
          <table:table-cell table:style-name="ce4" office:value-type="string" calcext:value-type="string">
            <text:p>22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2:3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3:00</text:p>
          </table:table-cell>
          <table:table-cell table:style-name="ce6" office:value-type="float" office:value="22" calcext:value-type="float">
            <text:p>2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covered-table-cell/>
          <table:table-cell table:style-name="ce4" office:value-type="string" calcext:value-type="string">
            <text:p>23:30</text:p>
          </table:table-cell>
          <table:table-cell table:style-name="ce6" office:value-type="float" office:value="21" calcext:value-type="float">
            <text:p>2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 table:number-rows-repeated="44">
          <table:table-cell/>
          <table:table-cell table:style-name="ce4"/>
          <table:table-cell table:style-name="ce6"/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/>
          <table:table-cell table:style-name="ce4"/>
          <table:table-cell table:style-name="ce6"/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 table:number-rows-repeated="47">
          <table:table-cell/>
          <table:table-cell table:style-name="ce4"/>
          <table:table-cell table:style-name="ce6"/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 table:number-rows-repeated="10471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7:11:51.836835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6:19:35.411153064</meta:creation-date>
    <dc:date>2020-12-16T09:31:23.751330633</dc:date>
    <meta:editing-duration>PT16H50M32S</meta:editing-duration>
    <meta:editing-cycles>22</meta:editing-cycles>
    <meta:generator>LibreOffice/6.4.6.2$Linux_X86_64 LibreOffice_project/40$Build-2</meta:generator>
    <meta:document-statistic meta:table-count="1" meta:cell-count="3627" meta:object-count="0"/>
  </office:meta>
</office:document-meta>
</file>